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Table_20_Contents">
      <style:paragraph-properties fo:text-align="center" style:justify-single-word="false"/>
      <style:text-properties fo:font-size="12pt" officeooo:rsid="0005b97e" officeooo:paragraph-rsid="0005b97e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12pt" officeooo:rsid="0007176d" officeooo:paragraph-rsid="0007176d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rsid="0005b97e" officeooo:paragraph-rsid="0005b97e" style:font-size-asian="10.5pt" style:font-size-complex="12pt"/>
    </style:style>
    <style:style style:name="P5" style:family="paragraph" style:parent-style-name="Standard">
      <style:text-properties officeooo:rsid="0005b97e" officeooo:paragraph-rsid="0005b97e"/>
    </style:style>
    <style:style style:name="P6" style:family="paragraph" style:parent-style-name="Standard">
      <style:paragraph-properties fo:text-align="center" style:justify-single-word="false"/>
      <style:text-properties officeooo:rsid="0005b97e" officeooo:paragraph-rsid="0005b97e"/>
    </style:style>
    <style:style style:name="P7" style:family="paragraph" style:parent-style-name="Standard">
      <style:paragraph-properties fo:text-align="start" style:justify-single-word="false"/>
      <style:text-properties fo:font-size="15pt" officeooo:rsid="0005b97e" officeooo:paragraph-rsid="0005b97e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fo:font-weight="bold" officeooo:rsid="0005b97e" officeooo:paragraph-rsid="0005b97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5b97e" officeooo:paragraph-rsid="0005b97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officeooo:rsid="0005b97e" officeooo:paragraph-rsid="0005b97e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05b97e" officeooo:paragraph-rsid="0005b97e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05b97e" officeooo:paragraph-rsid="0005b97e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5b97e" officeooo:paragraph-rsid="0005b97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officeooo:rsid="0007b959" officeooo:paragraph-rsid="0007b959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size="15pt" fo:font-style="normal" style:font-size-asian="15pt" style:font-style-asian="normal" style:font-size-complex="15pt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ize="12pt" fo:font-style="normal" officeooo:rsid="0007b959" style:font-size-asian="12pt" style:font-style-asian="normal" style:font-size-complex="12pt" style:font-style-complex="normal"/>
    </style:style>
    <style:style style:name="T9" style:family="text">
      <style:text-properties fo:font-variant="normal" fo:text-transform="none" fo:color="#24292e" style:font-name="SFMono-Regular" fo:font-size="9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ab/><text:tab/><text:tab/><text:tab/><text:span text:style-name="T6">ASYSTENT SERWISANTA</text:span></text:p>
      <text:p text:style-name="P5"><text:span text:style-name="T2"/></text:p>
      <text:p text:style-name="P5"><text:span text:style-name="T2"/></text:p>
      <text:p text:style-name="P6"><text:span text:style-name="T3">ZESPÓŁ:</text:span></text:p>
      <text:p text:style-name="P6"><text:span text:style-name="T3"/></text:p>
      <text:p text:style-name="P14"><text:span text:style-name="T3">Michał Gwiazda</text:span></text:p>
      <text:p text:style-name="P14"><text:span text:style-name="T3">Łukasz Duszak</text:span></text:p>
      <text:p text:style-name="P6"><text:span text:style-name="T3">Czyżewski Mateusz</text:span></text:p>
      <text:p text:style-name="P6"><text:span text:style-name="T3"/></text:p>
      <text:p text:style-name="P6"><text:span text:style-name="T3"/></text:p>
      <text:p text:style-name="P8"><text:span text:style-name="T4">Technologie, które będą użyte w projekcie:</text:span></text:p>
      <text:p text:style-name="P8"><text:span text:style-name="T4"/></text:p>
      <text:p text:style-name="P10"><text:span text:style-name="T1">Aplikacja webowa:</text:span></text:p>
      <text:p text:style-name="P9"><text:span text:style-name="T4"/></text:p>
      <text:p text:style-name="P9"><text:span text:style-name="T4">CSS,HTML JavaScript,MySql 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10"><text:span text:style-name="T1">Aplikacja desktopowa:</text:span></text:p>
      <text:p text:style-name="P9"><text:span text:style-name="T4">C#,Visual Studio,MySql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10"><text:span text:style-name="T1">Aplikacja mobilna:</text:span></text:p>
      <text:p text:style-name="P9"><text:span text:style-name="T4"/></text:p>
      <text:p text:style-name="P9"><text:span text:style-name="T4">MySql</text:span></text:p>
      <text:p text:style-name="P8"><text:span text:style-name="T4"/></text:p>
      <text:p text:style-name="P9"><text:span text:style-name="T4">C#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11"><text:span text:style-name="T5">Wymagania funkcjonalne:</text:span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"><text:span text:style-name="T9">Diagnostyka problemu w danym zleceniu</text:span> </text:p>
          </table:table-cell>
          <table:table-cell table:style-name="Tabela1.B1" office:value-type="string">
            <text:p text:style-name="P3">Diagnostyka problemu,z którym ma klient</text:p>
          </table:table-cell>
        </table:table-row>
        <table:table-row>
          <table:table-cell table:style-name="Tabela1.A2" office:value-type="string">
            <text:p text:style-name="P2">Kosztorys naprawy</text:p>
          </table:table-cell>
          <table:table-cell table:style-name="Tabela1.B2" office:value-type="string">
            <text:p text:style-name="P3">Lista z wszystkimi cenami napraw itp.</text:p>
          </table:table-cell>
        </table:table-row>
        <table:table-row>
          <table:table-cell table:style-name="Tabela1.A2" office:value-type="string">
            <text:p text:style-name="P2">Spis pracowników i przydzielonych im zadań</text:p>
          </table:table-cell>
          <table:table-cell table:style-name="Tabela1.B2" office:value-type="string">
            <text:p text:style-name="P3">W aplikacji będzie możliwość zobaczenia spisu pracowników i przydzielonych im zadań</text:p>
          </table:table-cell>
        </table:table-row>
        <table:table-row>
          <table:table-cell table:style-name="Tabela1.A2" office:value-type="string">
            <text:p text:style-name="P2">Planowanie czynności serwisowych</text:p>
          </table:table-cell>
          <table:table-cell table:style-name="Tabela1.B2" office:value-type="string">
            <text:p text:style-name="P2">Użytkownik będzie miał możliwość planowania swoich czynności serwisowych</text:p>
          </table:table-cell>
        </table:table-row>
        <table:table-row>
          <table:table-cell table:style-name="Tabela1.A2" office:value-type="string">
            <text:p text:style-name="P4"><text:span text:style-name="T9">Przyjmowanie zgłoszeń awarii, usterek, zleceń naprawy</text:span> </text:p>
          </table:table-cell>
          <table:table-cell table:style-name="Tabela1.B2" office:value-type="string">
            <text:p text:style-name="P3">Serwisant będzie mógł przyjąć awarie,usterki itp. od klientów</text:p>
          </table:table-cell>
        </table:table-row>
        <text:soft-page-break/>
        <table:table-row>
          <table:table-cell table:style-name="Tabela1.A2" office:value-type="string">
            <text:p text:style-name="P1"><text:span text:style-name="T9">Dostęp do wszelkich informacji o kliencie wymaganych dla poprawnego i sprawnego wykonania procesu</text:span> </text:p>
          </table:table-cell>
          <table:table-cell table:style-name="Tabela1.B2" office:value-type="string">
            <text:p text:style-name="P3">Serwisant będzie miał dostęp do informacji o kliencie w celu sprawnego wykonania zlecenia</text:p>
          </table:table-cell>
        </table:table-row>
        <table:table-row>
          <table:table-cell table:style-name="Tabela1.A2" office:value-type="string">
            <text:p text:style-name="P1"><text:span text:style-name="T9">Miejsce na dokumentacje</text:span> </text:p>
          </table:table-cell>
          <table:table-cell table:style-name="Tabela1.B2" office:value-type="string">
            <text:p text:style-name="P3">Miejsce na potrzebną dokumentację</text:p>
          </table:table-cell>
        </table:table-row>
      </table:table>
      <text:p text:style-name="P11"><text:span text:style-name="T5"/></text:p>
      <text:p text:style-name="P11"><text:span text:style-name="T5"/></text:p>
      <text:p text:style-name="P11"><text:span text:style-name="T5">Wymagania niefunkcjonalne:</text:span></text:p>
      <text:p text:style-name="P13"><text:span text:style-name="T5">-Aplikacja będzie przyjazna użytkownikowi, czyli wszystkie jej funkcje będą łatwo dostępne</text:span></text:p>
      <text:p text:style-name="P12"><text:span text:style-name="T5">-</text:span><text:span text:style-name="T7">Program będzie nie zawodny, czyli będzie wykonywał założone <text:s/>przez nie zadania w określonym czasie</text:span></text:p>
      <text:p text:style-name="P12"><text:span text:style-name="T7">-Aplikacja będzie wymagała systemu Windows <text:s/>w wersji 7/8/10 </text:span></text:p>
      <text:p text:style-name="P12"><text:span text:style-name="T7">-Potrzebne będzie połączenie z internetem</text:span></text:p>
      <text:p text:style-name="P12"><text:span text:style-name="T7">-</text:span><text:span text:style-name="T8">Strona internetowa będzie kompatybilna z każdą przeglądarką na komputerze oraz urządzeniach mobilnych</text:span></text:p>
      <text:p text:style-name="P12"><text:span text:style-name="T8">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21:30:22.762000000</meta:creation-date>
    <dc:date>2020-03-24T22:01:11.519000000</dc:date>
    <meta:editing-duration>PT2M36S</meta:editing-duration>
    <meta:editing-cycles>1</meta:editing-cycles>
    <meta:document-statistic meta:table-count="1" meta:image-count="0" meta:object-count="0" meta:page-count="2" meta:paragraph-count="35" meta:word-count="175" meta:character-count="1388" meta:non-whitespace-character-count="1236"/>
    <meta:generator>LibreOffice/6.2.3.2$Windows_x86 LibreOffice_project/aecc05fe267cc68dde00352a451aa867b3b546ac</meta:generator>
  </office:meta>
</office:document-meta>
</file>